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B42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3" office:value-type="string" calcext:value-type="string" table:number-columns-spanned="2" table:number-rows-spanned="1">
            <text:p>MỤC LỤC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Ai Được Lên Núi Thánh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Alleluia</text:p>
          </table:table-cell>
          <table:table-cell table:style-name="ce4" office:value-type="float" office:value="151" calcext:value-type="float">
            <text:p>15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178" calcext:value-type="float">
            <text:p>17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ên Hang Đá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iao Duyên</text:p>
          </table:table-cell>
          <table:table-cell table:style-name="ce4" office:value-type="float" office:value="137" calcext:value-type="float">
            <text:p>13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ồn Tôi Ngợi Khen Chúa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hắp Trên Khung Trời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hi Ngoại Giới Chết Rồi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húc Hát Mặt Trời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ính Chào Nữ Vương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Kinh Hòa Bình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ạy Thiên Chúa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ời Con Kêu Khấn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ùa Cứu Chuộc Ra Hoa</text:p>
          </table:table-cell>
          <table:table-cell table:style-name="ce4" office:value-type="float" office:value="112" calcext:value-type="float">
            <text:p>1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ùa Xuân Cứu Thế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uôn Lạy Vua Cứu Tinh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ếu Ngài Thương Con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gày Về</text:p>
          </table:table-cell>
          <table:table-cell table:style-name="ce4" office:value-type="float" office:value="166" calcext:value-type="float">
            <text:p>166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hư Nước Trong Nguồn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oel Về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Nỗi Niềm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an Sầu Chi Mãi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heo Vì Sao Cứu Thế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iệc Đời Mai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Tôi Vui Mừng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ạn Vật Hoan Ca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ì Lòng Chúa Bao La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ua Hiển Vinh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22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muc-luc'.A3:'muc-luc'.B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21:46:01.3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21:48:34.784000000</dc:date>
    <meta:editing-duration>PT1M27S</meta:editing-duration>
    <meta:editing-cycles>4</meta:editing-cycles>
    <meta:generator>LibreOffice/7.1.4.2$Windows_X86_64 LibreOffice_project/a529a4fab45b75fefc5b6226684193eb000654f6</meta:generator>
    <meta:document-statistic meta:table-count="1" meta:cell-count="81" meta:object-count="0"/>
  </office:meta>
</office:document-meta>
</file>